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rsid="0005ead8" officeooo:paragraph-rsid="0005ead8"/>
    </style:style>
    <style:style style:name="P2" style:family="paragraph" style:parent-style-name="Standard">
      <style:paragraph-properties fo:margin-top="0cm" fo:margin-bottom="0.499cm" loext:contextual-spacing="false"/>
      <style:text-properties fo:font-size="18pt" officeooo:rsid="0005ead8" officeooo:paragraph-rsid="0005ead8" style:font-size-asian="18pt" style:font-size-complex="18pt"/>
    </style:style>
    <style:style style:name="P3" style:family="paragraph" style:parent-style-name="Standard">
      <style:paragraph-properties fo:margin-top="0cm" fo:margin-bottom="0.499cm" loext:contextual-spacing="false"/>
      <style:text-properties officeooo:paragraph-rsid="0005ead8"/>
    </style:style>
    <style:style style:name="P4" style:family="paragraph" style:parent-style-name="Standard">
      <style:paragraph-properties fo:margin-top="0cm" fo:margin-bottom="0.499cm" loext:contextual-spacing="false"/>
      <style:text-properties officeooo:rsid="000b1796" officeooo:paragraph-rsid="000b1796"/>
    </style:style>
    <style:style style:name="P5" style:family="paragraph" style:parent-style-name="Standard">
      <style:paragraph-properties fo:margin-top="0cm" fo:margin-bottom="0.499cm" loext:contextual-spacing="false"/>
      <style:text-properties officeooo:rsid="0005ead8" officeooo:paragraph-rsid="0005ead8"/>
    </style:style>
    <style:style style:name="P6" style:family="paragraph" style:parent-style-name="Standard">
      <style:paragraph-properties fo:margin-top="0cm" fo:margin-bottom="0.499cm" loext:contextual-spacing="false"/>
      <style:text-properties officeooo:rsid="000ce2f7" officeooo:paragraph-rsid="000ce2f7"/>
    </style:style>
    <style:style style:name="T1" style:family="text">
      <style:text-properties officeooo:rsid="0005e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Tema 1</text:p>
      <text:p text:style-name="P1">1. Crear tres ejemplos que muestren las distintas formas de incluir javascript en una página web</text:p>
      <text:p text:style-name="P4">ejercicio 1A, ejercicio 1B, ejercicio 1C</text:p>
      <text:p text:style-name="P1">2. Una vez visto como funciona, busca en cada navegador, cómo se deshabilita la opción de ejecutar javascript. Deshabilítalo e incorpora al código la etiqueta &lt;noscript&gt; para indicar al usuario que tiene que habilitarlo</text:p>
      <text:p text:style-name="P4">ejercicio 2</text:p>
      <text:p text:style-name="P1">3. La tecnología Flash está siendo sustituida progresivamente por capacidades similares dentro del estándar HTML5. Investiga cuál es el soporte que HTML 5 propone para la visualización de contenido multimedia</text:p>
      <text:p text:style-name="P6">El soporte que propone es un soporte nativo lo que quiere decir que es el propio HTML 5 el que permite la visualización</text:p>
      <text:p text:style-name="P1">5. Señala la respuesta correcta:</text:p>
      <text:p text:style-name="P1"><text:tab/>1.Señale la respuesta correcta con respecto a las características de un navegador web:</text:p>
      <text:p text:style-name="P3"><text:span text:style-name="T1"><text:tab/><text:tab/>c) </text:span>Todos los navegadores actuales soportan la ejecución de JavaScript </text:p>
      <text:p text:style-name="P1"><text:tab/>2.¿Cuál de los siguientes módulos no forma parte de la arquitectura de referencia de un <text:tab/>navegador web?</text:p>
      <text:p text:style-name="P3"><text:span text:style-name="T1"><text:tab/><text:tab/>a) </text:span>Módulo de gestión de usuarios </text:p>
      <text:p text:style-name="P1"><text:tab/>3.Señale la respuesta correcta con respecto a las características de XHTML:</text:p>
      <text:p text:style-name="P3"><text:span text:style-name="T1"><text:tab/><text:tab/>b) </text:span>Es la unión de los principios de XML con el lenguaje HTML</text:p>
      <text:p text:style-name="P1"><text:tab/>4.Señale la respuesta correcta respecto a JavaScript:</text:p>
      <text:p text:style-name="P3"><text:span text:style-name="T1"><text:tab/><text:tab/>d) </text:span>Se puede utilizar para programar Flash. </text:p>
      <text:p text:style-name="P1"><text:tab/>5.¿Cuál de los siguientes fragmentos de código sería correcto para integrar código <text:tab/>JavaScript en HTML?</text:p>
      <text:p text:style-name="P3"><text:span text:style-name="T1"><text:tab/><text:tab/>d) </text:span>Ninguna de las anteriores 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0:20:14.779103641</meta:creation-date>
    <dc:date>2017-09-21T20:02:40.844315780</dc:date>
    <meta:editing-duration>PT24M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23" meta:character-count="1413" meta:non-whitespace-character-count="1186"/>
  </office:meta>
</office:document-meta>
</file>